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20c8f5" officeooo:paragraph-rsid="0120c8f5"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2950df" officeooo:paragraph-rsid="0127cb5f" style:font-name-asian="Nimbus Mono L" style:font-size-asian="13pt" style:font-style-asian="normal" style:font-name-complex="Liberation Mono" style:font-size-complex="13pt" style:font-style-complex="normal"/>
    </style:style>
    <style:style style:name="P4" style:family="paragraph" style:parent-style-name="Preformatted_20_Text">
      <style:paragraph-properties fo:text-align="center" style:justify-single-word="false"/>
      <style:text-properties officeooo:paragraph-rsid="00083d4b"/>
    </style:style>
    <style:style style:name="P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master-page-name="">
      <style:paragraph-properties style:page-number="auto"/>
      <style:text-properties style:font-name="Liberation Serif" fo:font-size="13pt" fo:font-style="normal" style:text-underline-style="none" fo:font-weight="bold" officeooo:rsid="0127cb5f"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0" style:family="paragraph" style:parent-style-name="Preformatted_20_Text">
      <style:text-properties fo:font-size="13pt" officeooo:paragraph-rsid="00b05fed" style:font-size-asian="13pt" style:font-size-complex="13pt"/>
    </style:style>
    <style:style style:name="P11" style:family="paragraph" style:parent-style-name="Preformatted_20_Text">
      <style:text-properties fo:font-size="13pt" officeooo:paragraph-rsid="01327b59" style:font-size-asian="13pt" style:font-size-complex="13pt"/>
    </style:style>
    <style:style style:name="P12"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3"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4" style:family="paragraph" style:parent-style-name="Preformatted_20_Text">
      <style:text-properties style:font-name="Liberation Sans" fo:font-size="13pt" fo:font-style="normal" style:text-underline-style="none" officeooo:rsid="009cf9f6" officeooo:paragraph-rsid="01327b59" fo:background-color="transparent"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4268eb" officeooo:paragraph-rsid="014268eb"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fo:font-size="13pt" officeooo:paragraph-rsid="013f180c" style:font-size-asian="13pt" style:font-size-complex="13pt"/>
    </style:style>
    <style:style style:name="P17" style:family="paragraph" style:parent-style-name="Preformatted_20_Text">
      <style:text-properties fo:font-size="13pt" officeooo:paragraph-rsid="0140d353" style:font-size-asian="13pt" style:font-size-complex="13pt"/>
    </style:style>
    <style:style style:name="P18" style:family="paragraph" style:parent-style-name="Preformatted_20_Text">
      <style:text-properties fo:font-size="13pt" officeooo:rsid="0140d353" officeooo:paragraph-rsid="0140d353" style:font-size-asian="13pt" style:font-size-complex="13pt"/>
    </style:style>
    <style:style style:name="P19"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3f180c"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20"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3f180c" style:font-name-asian="Nimbus Mono L" style:font-size-asian="11pt" style:font-style-asian="italic" style:font-weight-asian="bold" style:font-name-complex="Liberation Mono" style:font-size-complex="11pt" style:font-style-complex="italic" style:font-weight-complex="bold"/>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3d42dc" style:font-name-asian="Nimbus Mono L" style:font-size-asian="16pt" style:font-weight-asian="bold" style:font-name-complex="Liberation Mono" style:font-size-complex="16pt" style:font-weight-complex="bold"/>
    </style:style>
    <style:style style:name="T6" style:family="text">
      <style:text-properties style:font-name="Liberation Sans" fo:font-style="normal" style:text-underline-style="none" style:font-name-asian="Nimbus Mono L" style:font-style-asian="normal" style:font-name-complex="Liberation Mono" style:font-style-complex="normal"/>
    </style:style>
    <style:style style:name="T7"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8ce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40d353"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4268eb"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30b32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34a0c2"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42fce9"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03e7444" fo:background-color="transparent" loext:char-shading-value="0" style:font-style-asian="normal" style:font-style-complex="normal"/>
    </style:style>
    <style:style style:name="T26" style:family="text">
      <style:text-properties style:font-name="Liberation Sans" fo:font-style="normal" style:text-underline-style="none" officeooo:rsid="00e307b6" fo:background-color="transparent" loext:char-shading-value="0" style:font-style-asian="normal" style:font-style-complex="normal"/>
    </style:style>
    <style:style style:name="T27" style:family="text">
      <style:text-properties style:font-name="Liberation Sans" fo:font-style="normal" style:text-underline-style="none" officeooo:rsid="00083d4b" fo:background-color="transparent" loext:char-shading-value="0" style:font-style-asian="normal" style:font-style-complex="normal"/>
    </style:style>
    <style:style style:name="T28" style:family="text">
      <style:text-properties style:font-name="Liberation Sans" fo:font-style="normal" style:text-underline-style="none" officeooo:rsid="0123a160" fo:background-color="transparent" loext:char-shading-value="0" style:font-style-asian="normal" style:font-style-complex="normal"/>
    </style:style>
    <style:style style:name="T29" style:family="text">
      <style:text-properties style:font-name="Liberation Sans" fo:font-style="normal" style:text-underline-style="none" officeooo:rsid="0130b320" fo:background-color="transparent" loext:char-shading-value="0" style:font-style-asian="normal" style:font-style-complex="normal"/>
    </style:style>
    <style:style style:name="T30" style:family="text">
      <style:text-properties style:font-name="Liberation Sans" fo:font-style="normal" style:text-underline-style="none" officeooo:rsid="0134a0c2" fo:background-color="transparent" loext:char-shading-value="0" style:font-style-asian="normal" style:font-style-complex="normal"/>
    </style:style>
    <style:style style:name="T31" style:family="text">
      <style:text-properties style:font-name="Liberation Sans" fo:font-style="normal" style:text-underline-style="none" officeooo:rsid="013c55a1" fo:background-color="transparent" loext:char-shading-value="0" style:font-style-asian="normal" style:font-style-complex="normal"/>
    </style:style>
    <style:style style:name="T32" style:family="text">
      <style:text-properties style:font-name="Liberation Sans" fo:font-style="italic" style:text-underline-style="none" officeooo:rsid="014268eb" style:font-name-asian="Nimbus Mono L" style:font-style-asian="italic" style:font-name-complex="Liberation Mono" style:font-style-complex="italic"/>
    </style:style>
    <style:style style:name="T33" style:family="text">
      <style:text-properties officeooo:rsid="000dd6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4"><text:span text:style-name="T5">23rd</text:span><text:span text:style-name="T4"> </text:span><text:span text:style-name="T5">April</text:span><text:span text:style-name="T1"> 20</text:span><text:span text:style-name="T2">2</text:span><text:span text:style-name="T3">3</text:span></text:p>
      <text:p text:style-name="P8"/>
      <text:p text:style-name="P19">John 15:13</text:p>
      <text:p text:style-name="P20">Greater love has no one than this: to lay down one’s life for one’s friends.</text:p>
      <text:p text:style-name="P7"/>
      <text:p text:style-name="P6">Thanks to God</text:p>
      <text:p text:style-name="P16"><text:span text:style-name="T9">O Lord our God,</text:span><text:span text:style-name="T7"> </text:span><text:span text:style-name="T10">we come to </text:span><text:span text:style-name="T8">You </text:span><text:span text:style-name="T10">today, giving thanks for Your great mercies to us. You sent Jesus to take the punishment for our sin, to bear Your righteous wrath against our rejection of Your sovereign</text:span><text:span text:style-name="T9"> </text:span><text:span text:style-name="T10">grace to</text:span><text:span text:style-name="T11">wards</text:span><text:span text:style-name="T10"> us.</text:span></text:p>
      <text:p text:style-name="P16"><text:span text:style-name="T10"/></text:p>
      <text:p text:style-name="P17"><text:span text:style-name="T11">He demonstrated His unfathomable love by going to the Cross and then You demonstrated Your power in raising Him on the Third Day. </text:span><text:span text:style-name="T12">And now the Holy Spirit has come to enable us to respond from changed hearts as we cry out “Abba, Father!”</text:span></text:p>
      <text:p text:style-name="P17"><text:span text:style-name="T11"/></text:p>
      <text:p text:style-name="P17"><text:span text:style-name="T9">W</text:span><text:span text:style-name="T12">hen w</text:span><text:span text:style-name="T9">e </text:span><text:span text:style-name="T12">stray we thank You that we are not cut off forever but He draws us back to the Cross. When we sin we are reminded that we have an advocate before Your throne of grace – Jesus Christ the Righteous One. And</text:span><text:span text:style-name="T9"> we </text:span><text:span text:style-name="T12">thank </text:span><text:span text:style-name="T9">You </text:span><text:span text:style-name="T12">for </text:span><text:span text:style-name="T9">hav</text:span><text:span text:style-name="T12">ing</text:span><text:span text:style-name="T9"> adopted us into the heavenly family, calling us Your sons and daughters </text:span><text:span text:style-name="T12">solely based on the perfect righteousness of Christ our Saviour</text:span><text:span text:style-name="T9">.</text:span></text:p>
      <text:p text:style-name="P3"/>
      <text:p text:style-name="P9">The Wide World...<text:span text:style-name="T33"> a</text:span>nd the wider Church</text:p>
      <text:p text:style-name="P18"><text:span text:style-name="T13">T</text:span><text:span text:style-name="T6">his week </text:span><text:span text:style-name="T13">there will be </text:span><text:span text:style-name="T6">a focus on remembering those who served and died to defend our nation, our heritage and our freedoms. We pray for a greater understanding of the true source of our freedoms in serving You within the Kingdom of heaven, as we work within the church on earth. </text:span><text:span text:style-name="T13">For, </text:span><text:span text:style-name="T32">whom the Son sets free is free indeed</text:span><text:span text:style-name="T13">.</text:span></text:p>
      <text:p text:style-name="P2"/>
      <text:p text:style-name="P15">We pray for our military chaplains working with the armed forces, ministering to people who are being trained daily for a task they hope never to have to carry out. Yet, they are ready and willing, so that we may rest easy and enjoy the blessings preserved for us by their diligence.</text:p>
      <text:p text:style-name="P15"/>
      <text:p text:style-name="P5">Ashburton</text:p>
      <text:p text:style-name="P11"><text:span text:style-name="T18">W</text:span><text:span text:style-name="T17">e thank You for Your work here</text:span><text:span text:style-name="T18">, </text:span><text:span text:style-name="T17">and </text:span><text:span text:style-name="T20">w</text:span><text:span text:style-name="T14">e </text:span><text:span text:style-name="T15">continue to pray for the </text:span><text:span text:style-name="T22">progress of our</text:span><text:span text:style-name="T15"> Revitalization program. </text:span><text:span text:style-name="T23">We pray for</text:span><text:span text:style-name="T22"> wisdom </text:span><text:span text:style-name="T24">for the Session, the Board and in fact all of us, </text:span><text:span text:style-name="T23">as we plan and work, but continue to recognise that it is Your church that Jesus is building. </text:span><text:span text:style-name="T24">W</text:span><text:span text:style-name="T23">e </text:span><text:span text:style-name="T24">therefore </text:span><text:span text:style-name="T23">seek to do as He did </text:span><text:span text:style-name="T24">when on this earth</text:span><text:span text:style-name="T23">, </text:span><text:span text:style-name="T24">and be </text:span><text:span text:style-name="T23">guided by the Holy Spirit </text:span><text:span text:style-name="T24">in</text:span><text:span text:style-name="T23"> every</text:span><text:span text:style-name="T24">thing we do</text:span><text:span text:style-name="T23">.</text:span></text:p>
      <text:p text:style-name="P14"/>
      <text:p text:style-name="P10"><text:span text:style-name="T16">W</text:span><text:span text:style-name="T25">e </text:span><text:span text:style-name="T29">give thanks</text:span><text:span text:style-name="T25"> for </text:span><text:span text:style-name="T30">Your Word which is freely available to us, which we can read for ourselves as well as hearing it proclaimed publicly. </text:span><text:span text:style-name="T21">May</text:span><text:span text:style-name="T19"> we </text:span><text:span text:style-name="T24">never take it for granted but read it diligently and often. As Barry comes to expound Your Word to us today</text:span><text:span text:style-name="T21">, </text:span><text:span text:style-name="T24">we thank You for his preparation, and pray that we will receive it and live it out, </text:span><text:span text:style-name="T21">so that we </text:span><text:span text:style-name="T19">bring </text:span><text:span text:style-name="T20">honour</text:span><text:span text:style-name="T19"> to the Name of Jesus</text:span><text:span text:style-name="T26">, </text:span><text:span text:style-name="T28">our Lord and Saviour</text:span><text:span text:style-name="T31">, </text:span><text:span text:style-name="T27">Amen.</text:span></text:p>
      <text:p text:style-name="P12">Our Father, Who is in heaven,<text:line-break/>hallowed be Your name;<text:line-break/>Your kingdom come;<text:line-break/>Your will be done,<text:line-break/>on earth as it is in heaven.</text:p>
      <text:p text:style-name="P13"/>
      <text:p text:style-name="P13">Give us this day our daily bread.<text:line-break/>And forgive us our trespasses,<text:line-break/>as we forgive those that trespass against us.<text:line-break/>Lead us not into temptation;<text:line-break/>but deliver us from evil.</text:p>
      <text:p text:style-name="P13"/>
      <text:p text:style-name="P13">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4-22T21:40:55.383849628</dc:date>
    <meta:editing-duration>PT11H36M</meta:editing-duration>
    <meta:editing-cycles>135</meta:editing-cycles>
    <meta:generator>LibreOffice/7.3.7.2$Linux_X86_64 LibreOffice_project/30$Build-2</meta:generator>
    <meta:print-date>2022-11-12T21:41:23.154044675</meta:print-date>
    <meta:document-statistic meta:table-count="0" meta:image-count="0" meta:object-count="0" meta:page-count="2" meta:paragraph-count="17" meta:word-count="530" meta:character-count="2777" meta:non-whitespace-character-count="2263"/>
  </office:meta>
</office:document-meta>
</file>